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c974" officeooo:paragraph-rsid="001ac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foo $bar $foo: $bar, $foo! $bar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vi" fo:country="VN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vi" fo:country="V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0:21:14.162667231</meta:creation-date>
    <dc:date>2014-02-07T20:21:49.354394855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4.1.4.2$Linux_X86_64 LibreOffice_project/410m0$Build-2</meta:generator>
  </office:meta>
</office:document-meta>
</file>